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RW Bookman L"/>
    </style:style>
    <style:style style:name="P2" style:family="paragraph" style:parent-style-name="Standard">
      <style:text-properties fo:color="#008000" style:font-name="URW Bookman L"/>
    </style:style>
    <style:style style:name="P3" style:family="paragraph" style:parent-style-name="Standard" style:list-style-name="L1">
      <style:text-properties fo:color="#008000" style:font-name="URW Bookman L"/>
    </style:style>
    <style:style style:name="P4" style:family="paragraph" style:parent-style-name="Standard">
      <style:text-properties fo:color="#800000" style:font-name="URW Bookman L"/>
    </style:style>
    <style:style style:name="P5" style:family="paragraph" style:parent-style-name="Standard" style:list-style-name="L1">
      <style:text-properties fo:color="#800000" style:font-name="URW Bookman L"/>
    </style:style>
    <style:style style:name="T1" style:family="text">
      <style:text-properties fo:color="#008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yer1</text:span></text:p>
      <text:p text:style-name="P4">Player2</text:p>
      <text:list xml:id="list1344871771" text:style-name="L1">
        <text:list-item>
          <text:p text:style-name="P3">Projekt erstellen</text:p>
        </text:list-item>
        <text:list-item>
          <text:p text:style-name="P3">git config user.name „Player1“</text:p>
        </text:list-item>
        <text:list-item>
          <text:p text:style-name="P3">bin/-Verzeichnis in .gitignore schreiben</text:p>
        </text:list-item>
        <text:list-item>
          <text:p text:style-name="P3">git add . &amp;&amp; git commit</text:p>
        </text:list-item>
        <text:list-item>
          <text:p text:style-name="P3">git remote add origin (zum Testen einfach github verwenden)</text:p>
        </text:list-item>
        <text:list-item>
          <text:p text:style-name="P3">git push</text:p>
        </text:list-item>
        <text:list-item>
          <text:p text:style-name="P3">Junit hinzufügen</text:p>
        </text:list-item>
        <text:list-item>
          <text:p text:style-name="P3">git diff</text:p>
        </text:list-item>
        <text:list-item>
          <text:p text:style-name="P3">git commit</text:p>
        </text:list-item>
        <text:list-item>
          <text:p text:style-name="P3"><text:s/>GameTest &amp;&amp; Game implementieren</text:p>
        </text:list-item>
        <text:list-item>
          <text:p text:style-name="P3"><text:s/>Erster Test (gutter game)</text:p>
        </text:list-item>
        <text:list-item>
          <text:p text:style-name="P3">git commit &amp;&amp; git push</text:p>
        </text:list-item>
        <text:list-item>
          <text:p text:style-name="P3">Zweiter Test (all ones)</text:p>
        </text:list-item>
        <text:list-item>
          <text:p text:style-name="P3">git commit &amp;&amp; git push</text:p>
        </text:list-item>
        <text:list-item>
          <text:p text:style-name="P5">git clone</text:p>
        </text:list-item>
        <text:list-item>
          <text:p text:style-name="P5">projekt erstellen</text:p>
        </text:list-item>
        <text:list-item>
          <text:p text:style-name="P5">refactor (rollN(int n, int pins)), @Before public void setup</text:p>
        </text:list-item>
        <text:list-item>
          <text:p text:style-name="P5">git commit &amp;&amp; git push</text:p>
        </text:list-item>
        <text:list-item>
          <text:p text:style-name="P3">git pull</text:p>
        </text:list-item>
        <text:list-item>
          <text:p text:style-name="P3">spareTest (@ignore) implementieren</text:p>
        </text:list-item>
        <text:list-item>
          <text:p text:style-name="P5">branch erstellen und reinwechseln</text:p>
        </text:list-item>
        <text:list-item>
          <text:p text:style-name="P5">refactor game (ready for spare)</text:p>
        </text:list-item>
        <text:list-item>
          <text:p text:style-name="P5">in master wechseln</text:p>
        </text:list-item>
        <text:list-item>
          <text:p text:style-name="P5">branch mergen</text:p>
        </text:list-item>
        <text:list-item>
          <text:p text:style-name="P5">git commit &amp;&amp; git push</text:p>
        </text:list-item>
        <text:list-item>
          <text:p text:style-name="P3">git commit &amp;&amp; git pull &amp;&amp; git push</text:p>
        </text:list-item>
        <text:list-item>
          <text:p text:style-name="P3">spareTest nicht mehr @ignoren</text:p>
        </text:list-item>
        <text:list-item>
          <text:p text:style-name="P3">spareTest zum laufen bringen</text:p>
        </text:list-item>
        <text:list-item>
          <text:p text:style-name="P3">strikeTest implentieren (testStrike)</text:p>
        </text:list-item>
        <text:list-item>
          <text:p text:style-name="P5">strikeTest implementieren (testOneStrike)</text:p>
        </text:list-item>
        <text:list-item>
          <text:p text:style-name="P5">git commit &amp;&amp; git push</text:p>
        </text:list-item>
        <text:list-item>
          <text:p text:style-name="P3">git commit &amp;&amp; git pull ==&gt; konflikt</text:p>
        </text:list-item>
        <text:list-item>
          <text:p text:style-name="P3">konflikt loesen</text:p>
        </text:list-item>
        <text:list-item>
          <text:p text:style-name="P3">git commit &amp;&amp; git push</text:p>
        </text:list-item>
        <text:list-item>
          <text:p text:style-name="P5">git pull</text:p>
        </text:list-item>
        <text:list-item>
          <text:p text:style-name="P5">Freude</text:p>
        </text:list-item>
        <text:list-item>
          <text:p text:style-name="P3">Freude</text:p>
        </text:list-item>
      </text:list>
      <text:p text:style-name="P2"/>
      <text:p text:style-name="P2">Fragt nicht wegen der Formatierung. Machts besser 8-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1" svg:font-family="'Bitstream Vera Sans'" style:font-family-generic="swiss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20:37:03</meta:creation-date>
    <meta:document-statistic meta:table-count="0" meta:image-count="0" meta:object-count="0" meta:page-count="1" meta:paragraph-count="40" meta:word-count="189" meta:character-count="1056" meta:non-whitespace-character-count="942"/>
    <dc:date>2012-03-20T21:26:03</dc:date>
    <meta:editing-duration>PT1M19S</meta:editing-duration>
    <meta:editing-cycles>1</meta:editing-cycles>
    <meta:generator>LibreOffice/3.4$Unix LibreOffice_project/340m1$Build-502</meta:generator>
  </office:meta>
</office:document-meta>
</file>